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3.628cm"/>
    </style:style>
    <style:style style:name="co4" style:family="table-column">
      <style:table-column-properties fo:break-before="auto" style:column-width="3.522cm"/>
    </style:style>
    <style:style style:name="co5" style:family="table-column">
      <style:table-column-properties fo:break-before="auto" style:column-width="3.226cm"/>
    </style:style>
    <style:style style:name="co6" style:family="table-column">
      <style:table-column-properties fo:break-before="auto" style:column-width="5.2cm"/>
    </style:style>
    <style:style style:name="co7" style:family="table-column">
      <style:table-column-properties fo:break-before="auto" style:column-width="7.026cm"/>
    </style:style>
    <style:style style:name="co8" style:family="table-column">
      <style:table-column-properties fo:break-before="auto" style:column-width="10.017cm"/>
    </style:style>
    <style:style style:name="ro1" style:family="table-row">
      <style:table-row-properties style:row-height="1.80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1014" table:default-cell-style-name="ce5"/>
        <table:table-row table:style-name="ro1">
          <table:table-cell table:style-name="ce1" office:value-type="string" calcext:value-type="string" table:number-columns-spanned="6" table:number-rows-spanned="1">
            <text:p>!P == non P (Flemme de copier coller P̄ à chaque fois)</text:p>
          </table:table-cell>
          <table:covered-table-cell table:style-name="ce8"/>
          <table:covered-table-cell table:number-columns-repeated="2" table:style-name="ce2"/>
          <table:covered-table-cell table:number-columns-repeated="2"/>
          <table:table-cell table:number-columns-repeated="1018"/>
        </table:table-row>
        <table:table-row table:style-name="ro2">
          <table:table-cell table:style-name="ce2"/>
          <table:table-cell table:style-name="ce8"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Ex3</text:p>
          </table:table-cell>
          <table:table-cell table:style-name="ce9" office:value-type="string" calcext:value-type="string" table:number-columns-spanned="3" table:number-rows-spanned="1">
            <text:p>P ou (P et Q) ≤=&gt; P</text:p>
          </table:table-cell>
          <table:covered-table-cell table:number-columns-repeated="2" table:style-name="ce3"/>
          <table:table-cell table:number-columns-repeated="1020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P et Q</text:p>
          </table:table-cell>
          <table:table-cell table:style-name="ce4" office:value-type="string" calcext:value-type="string">
            <text:p>P ou (P et Q)</text:p>
          </table:table-cell>
          <table:table-cell table:number-columns-repeated="1020"/>
        </table:table-row>
        <table:table-row table:style-name="ro2"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4"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Ex4</text:p>
          </table:table-cell>
          <table:table-cell table:style-name="ce9" office:value-type="string" calcext:value-type="string" table:number-columns-spanned="4" table:number-rows-spanned="1">
            <text:p>P ou (!P et Q) &lt;=&gt; P ou Q</text:p>
          </table:table-cell>
          <table:covered-table-cell table:number-columns-repeated="3" table:style-name="ce3"/>
          <table:table-cell table:style-name="ce3"/>
          <table:table-cell table:number-columns-repeated="1018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!P</text:p>
          </table:table-cell>
          <table:table-cell table:style-name="ce4" office:value-type="string" calcext:value-type="string">
            <text:p>!P et Q</text:p>
          </table:table-cell>
          <table:table-cell table:style-name="ce4" office:value-type="string" calcext:value-type="string">
            <text:p>P ou (!P et Q)</text:p>
          </table:table-cell>
          <table:table-cell table:style-name="ce4" office:value-type="string" calcext:value-type="string">
            <text:p>P ou Q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Ex5</text:p>
          </table:table-cell>
          <table:table-cell table:style-name="ce9" office:value-type="string" calcext:value-type="string" table:number-columns-spanned="7" table:number-rows-spanned="1">
            <text:p>!(P ou Q) ou R &lt;=&gt; (!P ou R) et (!(P ou Q) ou R)</text:p>
          </table:table-cell>
          <table:covered-table-cell table:number-columns-repeated="6" table:style-name="ce3"/>
          <table:table-cell table:number-columns-repeated="1016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 ou Q</text:p>
          </table:table-cell>
          <table:table-cell table:style-name="ce4" office:value-type="string" calcext:value-type="string">
            <text:p>!(P ou Q)</text:p>
          </table:table-cell>
          <table:table-cell table:style-name="ce4" office:value-type="string" calcext:value-type="string">
            <text:p>!(P ou Q) ou R</text:p>
          </table:table-cell>
          <table:table-cell table:style-name="ce4" office:value-type="string" calcext:value-type="string">
            <text:p>!P ou R</text:p>
          </table:table-cell>
          <table:table-cell table:style-name="ce4" office:value-type="string" calcext:value-type="string">
            <text:p>(!P ou R) et (!(P ou Q) ou R)</text:p>
          </table:table-cell>
          <table:table-cell table:number-columns-repeated="1016"/>
        </table:table-row>
        <table:table-row table:style-name="ro2">
          <table:table-cell table:number-columns-repeated="4"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Ex6</text:p>
          </table:table-cell>
          <table:table-cell table:style-name="ce9" office:value-type="string" calcext:value-type="string" table:number-columns-spanned="9" table:number-rows-spanned="1">
            <text:p>(((P et R) =&gt; Q) et (Q =&gt; (P et Q))) =&gt; (p &lt;=&gt; q)</text:p>
          </table:table-cell>
          <table:covered-table-cell table:number-columns-repeated="8" table:style-name="ce3"/>
          <table:table-cell table:number-columns-repeated="101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 et R</text:p>
          </table:table-cell>
          <table:table-cell table:style-name="ce4" office:value-type="string" calcext:value-type="string">
            <text:p>(P et R) =&gt; Q</text:p>
          </table:table-cell>
          <table:table-cell table:style-name="ce4" office:value-type="string" calcext:value-type="string">
            <text:p>P et Q</text:p>
          </table:table-cell>
          <table:table-cell table:style-name="ce4" office:value-type="string" calcext:value-type="string">
            <text:p>Q =&gt; (P et Q)</text:p>
          </table:table-cell>
          <table:table-cell table:style-name="ce4" office:value-type="string" calcext:value-type="string">
            <text:p>P &lt;=&gt; Q</text:p>
          </table:table-cell>
          <table:table-cell table:style-name="ce4" office:value-type="string" calcext:value-type="string">
            <text:p>((P et R) =&gt; Q) et (Q =&gt; (P et Q))</text:p>
          </table:table-cell>
          <table:table-cell table:style-name="ce4" office:value-type="string" calcext:value-type="string">
            <text:p>(((P et R) =&gt; Q) et (Q =&gt; (P et Q))) =&gt; (p &lt;=&gt; q)</text:p>
          </table:table-cell>
          <table:table-cell table:number-columns-repeated="1014"/>
        </table:table-row>
        <table:table-row table:style-name="ro2"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number-columns-repeated="10" table:style-name="ce4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Ex7, (1) A</text:p>
          </table:table-cell>
          <table:table-cell table:style-name="ce9" office:value-type="string" calcext:value-type="string" table:number-columns-spanned="4" table:number-rows-spanned="1">
            <text:p>(P =&gt; Q) =&gt; P ou Q</text:p>
          </table:table-cell>
          <table:covered-table-cell table:number-columns-repeated="3" table:style-name="ce3"/>
          <table:table-cell table:number-columns-repeated="1019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P =&gt; Q</text:p>
          </table:table-cell>
          <table:table-cell table:style-name="ce4" office:value-type="string" calcext:value-type="string">
            <text:p>P ou Q</text:p>
          </table:table-cell>
          <table:table-cell table:style-name="ce4" office:value-type="string" calcext:value-type="string">
            <text:p>(P =&gt; Q) =&gt; (P ou Q)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6" table:number-columns-repeated="5"/>
          <table:table-cell table:number-columns-repeated="1019"/>
        </table:table-row>
        <table:table-row table:style-name="ro2">
          <table:table-cell table:style-name="ce3" office:value-type="string" calcext:value-type="string">
            <text:p>Ex7, (1) B </text:p>
          </table:table-cell>
          <table:table-cell table:style-name="ce9" office:value-type="string" calcext:value-type="string" table:number-columns-spanned="4" table:number-rows-spanned="1">
            <text:p>(P =&gt; Q) =&gt; P ou Q &lt;=&gt; P ou Q</text:p>
          </table:table-cell>
          <table:covered-table-cell table:number-columns-repeated="3" table:style-name="ce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x7 (2)</text:p>
          </table:table-cell>
          <table:table-cell table:style-name="ce9" office:value-type="string" calcext:value-type="string" table:number-columns-spanned="4" table:number-rows-spanned="1">
            <text:p>(P =&gt; Q) =&gt; P et Q</text:p>
          </table:table-cell>
          <table:covered-table-cell table:number-columns-repeated="3" table:style-name="ce3"/>
          <table:table-cell table:number-columns-repeated="1019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P =&gt; Q</text:p>
          </table:table-cell>
          <table:table-cell table:style-name="ce4" office:value-type="string" calcext:value-type="string">
            <text:p>P et Q</text:p>
          </table:table-cell>
          <table:table-cell table:style-name="ce4" office:value-type="string" calcext:value-type="string">
            <text:p>(P =&gt; Q) =&gt; (P et Q)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Ex8</text:p>
          </table:table-cell>
          <table:table-cell table:style-name="ce9" office:value-type="string" calcext:value-type="string" table:number-columns-spanned="8" table:number-rows-spanned="1">
            <text:p>(P et Q) =&gt; R ///// (P =&gt; R) et (Q =&gt; R) ///// (P =&gt; R) ou (Q =&gt; R)</text:p>
          </table:table-cell>
          <table:covered-table-cell table:number-columns-repeated="5" table:style-name="ce3"/>
          <table:covered-table-cell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 et Q</text:p>
          </table:table-cell>
          <table:table-cell table:style-name="ce4" office:value-type="string" calcext:value-type="string">
            <text:p>(P et Q) =&gt; R</text:p>
          </table:table-cell>
          <table:table-cell table:style-name="ce4" office:value-type="string" calcext:value-type="string">
            <text:p>P =&gt; R</text:p>
          </table:table-cell>
          <table:table-cell table:style-name="ce4" office:value-type="string" calcext:value-type="string">
            <text:p>Q =&gt; R</text:p>
          </table:table-cell>
          <table:table-cell table:style-name="ce4" office:value-type="string" calcext:value-type="string">
            <text:p>(P =&gt; R) et (Q =&gt; R)</text:p>
          </table:table-cell>
          <table:table-cell table:style-name="ce4" office:value-type="string" calcext:value-type="string">
            <text:p>(P =&gt; R) ou (Q =&gt; R)</text:p>
          </table:table-cell>
          <table:table-cell table:number-columns-repeated="1015"/>
        </table:table-row>
        <table:table-row table:style-name="ro2">
          <table:table-cell table:number-columns-repeated="4"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9"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6" table:number-columns-repeated="7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x9, (1) A</text:p>
          </table:table-cell>
          <table:table-cell table:style-name="ce9" office:value-type="string" calcext:value-type="string" table:number-columns-spanned="6" table:number-rows-spanned="1">
            <text:p>(P =&gt; Q) =&gt; R <text:s/>////// <text:s/>P =&gt; (Q =&gt; R)</text:p>
          </table:table-cell>
          <table:covered-table-cell table:number-columns-repeated="5" table:style-name="ce3"/>
          <table:table-cell table:number-columns-repeated="1017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 =&gt; Q</text:p>
          </table:table-cell>
          <table:table-cell table:style-name="ce4" office:value-type="string" calcext:value-type="string">
            <text:p>(P =&gt; Q) =&gt; R</text:p>
          </table:table-cell>
          <table:table-cell table:style-name="ce4" office:value-type="string" calcext:value-type="string">
            <text:p>Q =&gt; R</text:p>
          </table:table-cell>
          <table:table-cell table:style-name="ce4" office:value-type="string" calcext:value-type="string">
            <text:p>P =&gt; (Q =&gt; R)</text:p>
          </table:table-cell>
          <table:table-cell table:number-columns-repeated="1017"/>
        </table:table-row>
        <table:table-row table:style-name="ro2"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number-columns-repeated="2"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7"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x9, (2)</text:p>
          </table:table-cell>
          <table:table-cell table:style-name="ce9" office:value-type="string" calcext:value-type="string" table:number-columns-spanned="6" table:number-rows-spanned="1">
            <text:p>Propositions non équivalentes</text:p>
          </table:table-cell>
          <table:covered-table-cell table:number-columns-repeated="5" table:style-name="ce3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x 9 bis</text:p>
          </table:table-cell>
          <table:table-cell table:style-name="ce9" office:value-type="string" calcext:value-type="string" table:number-columns-spanned="6" table:number-rows-spanned="1">
            <text:p>(P &lt;=&gt; Q) &lt;=&gt; R <text:s/>////// <text:s/>P &lt;=&gt; (Q &lt;=&gt; R)</text:p>
          </table:table-cell>
          <table:covered-table-cell table:number-columns-repeated="5" table:style-name="ce3"/>
          <table:table-cell table:number-columns-repeated="1017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 &lt;=&gt; Q</text:p>
          </table:table-cell>
          <table:table-cell table:style-name="ce4" office:value-type="string" calcext:value-type="string">
            <text:p>(P &lt;=&gt; Q) &lt;=&gt; R</text:p>
          </table:table-cell>
          <table:table-cell table:style-name="ce4" office:value-type="string" calcext:value-type="string">
            <text:p>Q &lt;=&gt; R</text:p>
          </table:table-cell>
          <table:table-cell table:style-name="ce4" office:value-type="string" calcext:value-type="string">
            <text:p>P &lt;=&gt; (Q &lt;=&gt; R)</text:p>
          </table:table-cell>
          <table:table-cell table:number-columns-repeated="1017"/>
        </table:table-row>
        <table:table-row table:style-name="ro2"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7"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Ex10</text:p>
          </table:table-cell>
          <table:table-cell table:style-name="ce9" table:number-columns-spanned="5" table:number-rows-spanned="1"/>
          <table:covered-table-cell table:number-columns-repeated="4" table:style-name="ce3"/>
          <table:table-cell table:style-name="ce2"/>
          <table:table-cell table:number-columns-repeated="1017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P et !Q</text:p>
          </table:table-cell>
          <table:table-cell table:style-name="ce4" office:value-type="string" calcext:value-type="string">
            <text:p>!(P et Q)</text:p>
          </table:table-cell>
          <table:table-cell table:style-name="ce4" office:value-type="string" calcext:value-type="string">
            <text:p>P ou (Q et !P)</text:p>
          </table:table-cell>
          <table:table-cell table:style-name="ce4" office:value-type="string" calcext:value-type="string">
            <text:p>(Q et P) ou (Q et !P)</text:p>
          </table:table-cell>
          <table:table-cell table:number-columns-repeated="1018"/>
        </table:table-row>
        <table:table-row table:style-name="ro2"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Ex11</text:p>
          </table:table-cell>
          <table:table-cell table:style-name="ce9" table:number-columns-spanned="5" table:number-rows-spanned="1"/>
          <table:covered-table-cell table:number-columns-repeated="4" table:style-name="ce3"/>
          <table:table-cell table:number-columns-repeated="1018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10" office:value-type="string" calcext:value-type="string" table:number-columns-spanned="4" table:number-rows-spanned="1">
            <text:p>Pi = 5 et 2 + 3 = 5</text:p>
          </table:table-cell>
          <table:covered-table-cell table:number-columns-repeated="3" table:style-name="ce4"/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10" office:value-type="string" calcext:value-type="string" table:number-columns-spanned="4" table:number-rows-spanned="1">
            <text:p>Pi = 5 ou 2 + 3 = 5</text:p>
          </table:table-cell>
          <table:covered-table-cell table:number-columns-repeated="3" table:style-name="ce4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10" office:value-type="string" calcext:value-type="string" table:number-columns-spanned="4" table:number-rows-spanned="1">
            <text:p>Pi ~= 3,14 =&gt; 5 + 6 = 11</text:p>
          </table:table-cell>
          <table:covered-table-cell table:number-columns-repeated="3" table:style-name="ce4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10" office:value-type="string" calcext:value-type="string" table:number-columns-spanned="4" table:number-rows-spanned="1">
            <text:p>Pi = 5 =&gt; 2 + 3 = 5</text:p>
          </table:table-cell>
          <table:covered-table-cell table:number-columns-repeated="3" table:style-name="ce4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E</text:p>
          </table:table-cell>
          <table:table-cell table:style-name="ce10" office:value-type="string" calcext:value-type="string" table:number-columns-spanned="4" table:number-rows-spanned="1">
            <text:p>4 = 5 =&gt; A est vraie</text:p>
          </table:table-cell>
          <table:covered-table-cell table:number-columns-repeated="3" table:style-name="ce4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</text:p>
          </table:table-cell>
          <table:table-cell table:style-name="ce10" office:value-type="string" calcext:value-type="string" table:number-columns-spanned="4" table:number-rows-spanned="1">
            <text:p>5 + 5 = 10 &lt;=&gt; Pi = 11</text:p>
          </table:table-cell>
          <table:covered-table-cell table:number-columns-repeated="3" table:style-name="ce4"/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Ex12</text:p>
          </table:table-cell>
          <table:table-cell table:style-name="ce9" table:number-columns-spanned="5" table:number-rows-spanned="1"/>
          <table:covered-table-cell table:number-columns-repeated="4" table:style-name="ce3"/>
          <table:table-cell table:number-columns-repeated="1018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10" office:value-type="string" calcext:value-type="string" table:number-columns-spanned="4" table:number-rows-spanned="1">
            <text:p>11 &gt; 0 et 3 &lt; 2</text:p>
          </table:table-cell>
          <table:covered-table-cell table:number-columns-repeated="3" table:style-name="ce4"/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10" office:value-type="string" calcext:value-type="string" table:number-columns-spanned="4" table:number-rows-spanned="1">
            <text:p>11 &gt; 0 ou 3 &lt; 2</text:p>
          </table:table-cell>
          <table:covered-table-cell table:number-columns-repeated="3" table:style-name="ce4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10" office:value-type="string" calcext:value-type="string" table:number-columns-spanned="4" table:number-rows-spanned="1">
            <text:p>3 &gt; 6 ou 6 &gt; 20</text:p>
          </table:table-cell>
          <table:covered-table-cell table:number-columns-repeated="3" table:style-name="ce4"/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10" office:value-type="string" calcext:value-type="string" table:number-columns-spanned="4" table:number-rows-spanned="1">
            <text:p>3 &lt; 2 =&gt; 5 = 5</text:p>
          </table:table-cell>
          <table:covered-table-cell table:number-columns-repeated="3" table:style-name="ce4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E</text:p>
          </table:table-cell>
          <table:table-cell table:style-name="ce10" office:value-type="string" calcext:value-type="string" table:number-columns-spanned="4" table:number-rows-spanned="1">
            <text:p>4 != 1 =&gt; 4 = 1</text:p>
          </table:table-cell>
          <table:covered-table-cell table:number-columns-repeated="3" table:style-name="ce4"/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</text:p>
          </table:table-cell>
          <table:table-cell table:style-name="ce10" office:value-type="string" calcext:value-type="string" table:number-columns-spanned="4" table:number-rows-spanned="1">
            <text:p>4 &lt; 5 &lt;=&gt; 10 = 1 + 9</text:p>
          </table:table-cell>
          <table:covered-table-cell table:number-columns-repeated="3" table:style-name="ce4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Ex13, (a)</text:p>
          </table:table-cell>
          <table:table-cell table:style-name="ce9" table:number-columns-spanned="6" table:number-rows-spanned="1"/>
          <table:covered-table-cell table:number-columns-repeated="5" table:style-name="ce3"/>
          <table:table-cell table:number-columns-repeated="1017"/>
        </table:table-row>
        <table:table-row table:style-name="ro2">
          <table:table-cell table:style-name="ce4" office:value-type="string" calcext:value-type="string">
            <text:p>AQ </text:p>
          </table:table-cell>
          <table:table-cell table:style-name="ce10" office:value-type="string" calcext:value-type="string" table:number-columns-spanned="6" table:number-rows-spanned="1">
            <text:p>Si la télévision est allumée, alors quelqu’un la regarde</text:p>
          </table:table-cell>
          <table:covered-table-cell table:number-columns-repeated="5" table:style-name="ce4"/>
          <table:table-cell table:number-columns-repeated="1017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10" office:value-type="string" calcext:value-type="string" table:number-columns-spanned="6" table:number-rows-spanned="1">
            <text:p>Si personne ne regarde la télévision, alors la télévision est éteinte</text:p>
          </table:table-cell>
          <table:covered-table-cell table:number-columns-repeated="5" table:style-name="ce4"/>
          <table:table-cell table:number-columns-repeated="1017"/>
        </table:table-row>
        <table:table-row table:style-name="ro2">
          <table:table-cell table:style-name="ce4" office:value-type="string" calcext:value-type="string">
            <text:p>BQ</text:p>
          </table:table-cell>
          <table:table-cell table:style-name="ce10" office:value-type="string" calcext:value-type="string" table:number-columns-spanned="6" table:number-rows-spanned="1">
            <text:p>Si ce champignon est vénéneux, alors vous serez malade</text:p>
          </table:table-cell>
          <table:covered-table-cell table:number-columns-repeated="5" table:style-name="ce4"/>
          <table:table-cell table:number-columns-repeated="1017"/>
        </table:table-row>
        <table:table-row table:style-name="ro2">
          <table:table-cell table:style-name="ce4" office:value-type="string" calcext:value-type="string">
            <text:p>BR</text:p>
          </table:table-cell>
          <table:table-cell table:style-name="ce10" office:value-type="string" calcext:value-type="string" table:number-columns-spanned="6" table:number-rows-spanned="1">
            <text:p>Si vous restez en bonne santé, alors ce champignon n’est pas vénéneux</text:p>
          </table:table-cell>
          <table:covered-table-cell table:number-columns-repeated="5" table:style-name="ce4"/>
          <table:table-cell table:number-columns-repeated="1017"/>
        </table:table-row>
        <table:table-row table:style-name="ro2">
          <table:table-cell table:style-name="ce4" office:value-type="string" calcext:value-type="string">
            <text:p>CQ</text:p>
          </table:table-cell>
          <table:table-cell table:style-name="ce10" office:value-type="string" calcext:value-type="string" table:number-columns-spanned="6" table:number-rows-spanned="1">
            <text:p>Si vous êtes client de notre société, alors vous êtes moderne</text:p>
          </table:table-cell>
          <table:covered-table-cell table:number-columns-repeated="5" table:style-name="ce4"/>
          <table:table-cell table:number-columns-repeated="1017"/>
        </table:table-row>
        <table:table-row table:style-name="ro2">
          <table:table-cell table:style-name="ce4" office:value-type="string" calcext:value-type="string">
            <text:p>CR</text:p>
          </table:table-cell>
          <table:table-cell table:style-name="ce10" office:value-type="string" calcext:value-type="string" table:number-columns-spanned="6" table:number-rows-spanned="1">
            <text:p>Si vous êtes has been, alors vous n’êtes pas client de notre société</text:p>
          </table:table-cell>
          <table:covered-table-cell table:number-columns-repeated="5" table:style-name="ce4"/>
          <table:table-cell table:number-columns-repeated="1017"/>
        </table:table-row>
        <table:table-row table:style-name="ro2">
          <table:table-cell table:style-name="ce4" office:value-type="string" calcext:value-type="string">
            <text:p>DQ</text:p>
          </table:table-cell>
          <table:table-cell table:style-name="ce10" office:value-type="string" calcext:value-type="string" table:number-columns-spanned="6" table:number-rows-spanned="1">
            <text:p>(x&gt;1) =&gt; (x²&gt;1)</text:p>
          </table:table-cell>
          <table:covered-table-cell table:number-columns-repeated="5" table:style-name="ce4"/>
          <table:table-cell table:number-columns-repeated="1017"/>
        </table:table-row>
        <table:table-row table:style-name="ro2">
          <table:table-cell table:style-name="ce4" office:value-type="string" calcext:value-type="string">
            <text:p>DR</text:p>
          </table:table-cell>
          <table:table-cell table:style-name="ce10" office:value-type="string" calcext:value-type="string" table:number-columns-spanned="6" table:number-rows-spanned="1">
            <text:p>(x²&lt;=1) =&gt; (x&lt;=1)</text:p>
          </table:table-cell>
          <table:covered-table-cell table:number-columns-repeated="5" table:style-name="ce4"/>
          <table:table-cell table:number-columns-repeated="1017"/>
        </table:table-row>
        <table:table-row table:style-name="ro2">
          <table:table-cell table:style-name="ce4" office:value-type="string" calcext:value-type="string">
            <text:p>EQ</text:p>
          </table:table-cell>
          <table:table-cell table:style-name="ce10" office:value-type="string" calcext:value-type="string" table:number-columns-spanned="6" table:number-rows-spanned="1">
            <text:p>(y²=12) =&gt; (y&gt;3)</text:p>
          </table:table-cell>
          <table:covered-table-cell table:number-columns-repeated="5" table:style-name="ce4"/>
          <table:table-cell table:number-columns-repeated="1017"/>
        </table:table-row>
        <table:table-row table:style-name="ro2">
          <table:table-cell table:style-name="ce4" office:value-type="string" calcext:value-type="string">
            <text:p>ER</text:p>
          </table:table-cell>
          <table:table-cell table:style-name="ce10" office:value-type="string" calcext:value-type="string" table:number-columns-spanned="6" table:number-rows-spanned="1">
            <text:p>(y&lt;=3) =&gt; (y²!=12)</text:p>
          </table:table-cell>
          <table:covered-table-cell table:number-columns-repeated="5" table:style-name="ce4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 office:value-type="string" calcext:value-type="string">
            <text:p>Ex13, (a)</text:p>
          </table:table-cell>
          <table:table-cell table:style-name="ce11" office:value-type="string" calcext:value-type="string" table:number-columns-spanned="6" table:number-rows-spanned="1">
            <text:p>Voisin dit : « Si je gagne au loto, alors je m’achète une nouvelle voiture »</text:p>
          </table:table-cell>
          <table:covered-table-cell table:number-columns-repeated="5" table:style-name="ce13"/>
          <table:table-cell table:style-name="ce11" office:value-type="string" calcext:value-type="string" table:number-columns-spanned="2" table:number-rows-spanned="1">
            <text:p>Déductions</text:p>
          </table:table-cell>
          <table:covered-table-cell table:style-name="ce13"/>
          <table:table-cell table:number-columns-repeated="1015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10" office:value-type="string" calcext:value-type="string" table:number-columns-spanned="6" table:number-rows-spanned="1">
            <text:p>Je vois qu’il s’est acheté une nouvelle voiture</text:p>
          </table:table-cell>
          <table:covered-table-cell table:number-columns-repeated="5" table:style-name="ce4"/>
          <table:table-cell table:style-name="ce10" office:value-type="string" calcext:value-type="string" table:number-columns-spanned="2" table:number-rows-spanned="1">
            <text:p>None</text:p>
          </table:table-cell>
          <table:covered-table-cell table:style-name="ce4"/>
          <table:table-cell table:number-columns-repeated="1015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10" office:value-type="string" calcext:value-type="string" table:number-columns-spanned="6" table:number-rows-spanned="1">
            <text:p>Je vois qu’il a toujours son ancienne voiture</text:p>
          </table:table-cell>
          <table:covered-table-cell table:number-columns-repeated="5" table:style-name="ce4"/>
          <table:table-cell table:style-name="ce10" office:value-type="string" calcext:value-type="string" table:number-columns-spanned="2" table:number-rows-spanned="1">
            <text:p>Il n’a pas gagné au loto</text:p>
          </table:table-cell>
          <table:covered-table-cell table:style-name="ce4"/>
          <table:table-cell table:number-columns-repeated="1015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10" office:value-type="string" calcext:value-type="string" table:number-columns-spanned="6" table:number-rows-spanned="1">
            <text:p>J’ai appris qu’il avait gagné au loto</text:p>
          </table:table-cell>
          <table:covered-table-cell table:number-columns-repeated="5" table:style-name="ce4"/>
          <table:table-cell table:style-name="ce10" office:value-type="string" calcext:value-type="string" table:number-columns-spanned="2" table:number-rows-spanned="1">
            <text:p>Il a une nouvelle voiture</text:p>
          </table:table-cell>
          <table:covered-table-cell table:style-name="ce4"/>
          <table:table-cell table:number-columns-repeated="1015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10" office:value-type="string" calcext:value-type="string" table:number-columns-spanned="6" table:number-rows-spanned="1">
            <text:p>j’ai appris qu’il n’avait toujours pas gagné au loto</text:p>
          </table:table-cell>
          <table:covered-table-cell table:number-columns-repeated="5" table:style-name="ce4"/>
          <table:table-cell table:style-name="ce10" office:value-type="string" calcext:value-type="string" table:number-columns-spanned="2" table:number-rows-spanned="1">
            <text:p>None</text:p>
          </table:table-cell>
          <table:covered-table-cell table:style-name="ce4"/>
          <table:table-cell table:number-columns-repeated="1015"/>
        </table:table-row>
        <table:table-row table:style-name="ro2" table:number-rows-repeated="2">
          <table:table-cell table:style-name="ce6"/>
          <table:table-cell table:style-name="ce12"/>
          <table:table-cell table:style-name="ce6" table:number-columns-repeated="5"/>
          <table:table-cell table:number-columns-repeated="1017"/>
        </table:table-row>
        <table:table-row table:style-name="ro2">
          <table:table-cell table:style-name="ce7" office:value-type="string" calcext:value-type="string">
            <text:p>Ex13, (a)</text:p>
          </table:table-cell>
          <table:table-cell table:style-name="ce11" office:value-type="string" calcext:value-type="string" table:number-columns-spanned="6" table:number-rows-spanned="1">
            <text:p>« Lorsqu’il ne pleut pas, je vais faire un jogging « </text:p>
          </table:table-cell>
          <table:covered-table-cell table:number-columns-repeated="5" table:style-name="ce13"/>
          <table:table-cell table:style-name="ce11" office:value-type="string" calcext:value-type="string" table:number-columns-spanned="2" table:number-rows-spanned="1">
            <text:p>Déductions</text:p>
          </table:table-cell>
          <table:covered-table-cell table:style-name="ce13"/>
          <table:table-cell table:number-columns-repeated="1015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10" office:value-type="string" calcext:value-type="string" table:number-columns-spanned="6" table:number-rows-spanned="1">
            <text:p>Hier, il n’est pas allé faire un jogging</text:p>
          </table:table-cell>
          <table:covered-table-cell table:number-columns-repeated="5" table:style-name="ce4"/>
          <table:table-cell table:style-name="ce10" office:value-type="string" calcext:value-type="string" table:number-columns-spanned="2" table:number-rows-spanned="1">
            <text:p>None</text:p>
          </table:table-cell>
          <table:covered-table-cell table:style-name="ce4"/>
          <table:table-cell table:number-columns-repeated="1015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10" office:value-type="string" calcext:value-type="string" table:number-columns-spanned="6" table:number-rows-spanned="1">
            <text:p>Il pleut</text:p>
          </table:table-cell>
          <table:covered-table-cell table:number-columns-repeated="5" table:style-name="ce4"/>
          <table:table-cell table:style-name="ce10" office:value-type="string" calcext:value-type="string" table:number-columns-spanned="2" table:number-rows-spanned="1">
            <text:p>None</text:p>
          </table:table-cell>
          <table:covered-table-cell table:style-name="ce4"/>
          <table:table-cell table:number-columns-repeated="1015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10" office:value-type="string" calcext:value-type="string" table:number-columns-spanned="6" table:number-rows-spanned="1">
            <text:p>Il y a 3 jours, il est allé faire un jogging</text:p>
          </table:table-cell>
          <table:covered-table-cell table:number-columns-repeated="5" table:style-name="ce4"/>
          <table:table-cell table:style-name="ce10" office:value-type="string" calcext:value-type="string" table:number-columns-spanned="2" table:number-rows-spanned="1">
            <text:p>None</text:p>
          </table:table-cell>
          <table:covered-table-cell table:style-name="ce4"/>
          <table:table-cell table:number-columns-repeated="1015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10" office:value-type="string" calcext:value-type="string" table:number-columns-spanned="6" table:number-rows-spanned="1">
            <text:p>Il n’y a pas de nuage dans le ciel</text:p>
          </table:table-cell>
          <table:covered-table-cell table:number-columns-repeated="5" table:style-name="ce4"/>
          <table:table-cell table:style-name="ce10" office:value-type="string" calcext:value-type="string" table:number-columns-spanned="2" table:number-rows-spanned="1">
            <text:p>None</text:p>
          </table:table-cell>
          <table:covered-table-cell table:style-name="ce4"/>
          <table:table-cell table:number-columns-repeated="1015"/>
        </table:table-row>
        <table:table-row table:style-name="ro2" table:number-rows-repeated="10484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5T14:57:34.957000000</meta:creation-date>
    <dc:date>2021-09-15T17:23:55.172000000</dc:date>
    <meta:editing-duration>PT23M34S</meta:editing-duration>
    <meta:editing-cycles>2</meta:editing-cycles>
    <meta:generator>LibreOffice/7.1.4.2$Windows_X86_64 LibreOffice_project/a529a4fab45b75fefc5b6226684193eb000654f6</meta:generator>
    <meta:document-statistic meta:table-count="1" meta:cell-count="612" meta:object-count="0"/>
  </office:meta>
</office:document-meta>
</file>